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nl" fo:country="NL"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end Langendoen</meta:initial-creator>
    <dc:creator>Arend Langendoen</dc:creator>
    <meta:creation-date>2021-02-22T13:45:00Z</meta:creation-date>
    <dc:date>2021-02-22T13:45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